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automatic-styles>
    <style:style style:name="Produits" style:family="table">
      <style:table-properties style:width="115.46mm" fo:margin-left="19.6mm" table:align="left" style:writing-mode="page"/>
    </style:style>
    <style:style style:name="Produits.A" style:family="table-column">
      <style:table-column-properties style:column-width="59.34mm"/>
    </style:style>
    <style:style style:name="Produits.B" style:family="table-column">
      <style:table-column-properties style:column-width="28.06mm"/>
    </style:style>
    <style:style style:name="Produits.A1" style:family="table-cell">
      <style:table-cell-properties fo:padding="0.97mm" fo:border-left="0.05pt solid #000000" fo:border-right="none" fo:border-top="0.05pt solid #000000" fo:border-bottom="0.05pt solid #000000"/>
    </style:style>
    <style:style style:name="Produits.C1" style:family="table-cell">
      <style:table-cell-properties fo:padding="0.97mm" fo:border="0.05pt solid #000000"/>
    </style:style>
    <style:style style:name="Produits.A2" style:family="table-cell">
      <style:table-cell-properties fo:padding="0.97mm" fo:border-left="0.05pt solid #000000" fo:border-right="none" fo:border-top="none" fo:border-bottom="0.05pt solid #000000"/>
    </style:style>
    <style:style style:name="Produits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1" style:family="table">
      <style:table-properties style:width="115.46mm" fo:margin-left="19.6mm" table:align="left" style:writing-mode="page"/>
    </style:style>
    <style:style style:name="Table1.A" style:family="table-column">
      <style:table-column-properties style:column-width="59.34mm"/>
    </style:style>
    <style:style style:name="Table1.B" style:family="table-column">
      <style:table-column-properties style:column-width="28.06mm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C1" style:family="table-cell">
      <style:table-cell-properties fo:padding="0.97mm" fo:border="0.05pt solid #000000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1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115.46mm" fo:margin-left="19.6mm" table:align="left" style:writing-mode="page"/>
    </style:style>
    <style:style style:name="Table2.A" style:family="table-column">
      <style:table-column-properties style:column-width="59.34mm"/>
    </style:style>
    <style:style style:name="Table2.B" style:family="table-column">
      <style:table-column-properties style:column-width="56.13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B1" style:family="table-cell">
      <style:table-cell-properties fo:padding="0.97mm" fo:border="0.05pt solid #000000"/>
    </style:style>
    <style:style style:name="Table2.A2" style:family="table-cell">
      <style:table-cell-properties fo:padding="0.97mm" fo:border-left="0.05pt solid #000000" fo:border-right="none" fo:border-top="none" fo:border-bottom="0.05pt solid #000000"/>
    </style:style>
    <style:style style:name="Table2.B2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4pt" fo:font-weight="bold" officeooo:rsid="001f0927" officeooo:paragraph-rsid="001f0927" style:font-size-asian="14pt" style:font-weight-asian="bold" style:font-size-complex="14pt" style:font-weight-complex="bold"/>
    </style:style>
    <style:style style:name="P2" style:family="paragraph" style:parent-style-name="Standard">
      <style:text-properties officeooo:rsid="001f0927" officeooo:paragraph-rsid="001f0927"/>
    </style:style>
    <style:style style:name="P3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officeooo:rsid="00be61b5" officeooo:paragraph-rsid="00be61b5"/>
    </style:style>
    <style:style style:name="P5" style:family="paragraph" style:parent-style-name="Table_20_Contents">
      <style:paragraph-properties fo:text-align="justify" style:justify-single-word="false"/>
      <style:text-properties fo:font-size="11pt" officeooo:rsid="00d85b84" officeooo:paragraph-rsid="00d85b84"/>
    </style:style>
    <style:style style:name="P6" style:family="paragraph" style:parent-style-name="Table_20_Contents">
      <style:paragraph-properties fo:text-align="center" style:justify-single-word="false"/>
      <style:text-properties fo:font-size="11pt" officeooo:rsid="00d85b84" officeooo:paragraph-rsid="00d85b84"/>
    </style:style>
    <style:style style:name="P7" style:family="paragraph" style:parent-style-name="Table_20_Contents">
      <style:paragraph-properties fo:text-align="justify" style:justify-single-word="false"/>
      <style:text-properties fo:font-size="11pt" fo:font-weight="bold" officeooo:rsid="00d85b84" officeooo:paragraph-rsid="00d85b84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1pt" fo:font-weight="bold" officeooo:rsid="00d85b84" officeooo:paragraph-rsid="00d85b84" style:font-weight-asian="bold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fo:font-size="11pt" officeooo:rsid="00d92a9e" officeooo:paragraph-rsid="00d92a9e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d92a9e" officeooo:paragraph-rsid="00d92a9e"/>
    </style:style>
    <style:style style:name="P11" style:family="paragraph" style:parent-style-name="Table_20_Contents">
      <style:paragraph-properties fo:text-align="justify" style:justify-single-word="false"/>
      <style:text-properties fo:font-size="11pt" officeooo:rsid="00dbffa0" officeooo:paragraph-rsid="00dbffa0"/>
    </style:style>
    <style:style style:name="P12" style:family="paragraph" style:parent-style-name="Sujet_20_Ordre_20_du_20_Jour">
      <style:text-properties officeooo:rsid="00d85b84" officeooo:paragraph-rsid="00d85b84"/>
    </style:style>
    <style:style style:name="P13" style:family="paragraph" style:parent-style-name="Text_20_body">
      <style:text-properties officeooo:rsid="00d85b84" officeooo:paragraph-rsid="00d85b84"/>
    </style:style>
    <style:style style:name="P14" style:family="paragraph" style:parent-style-name="Text_20_body">
      <style:text-properties officeooo:rsid="00d85b84" officeooo:paragraph-rsid="00d92a9e"/>
    </style:style>
    <style:style style:name="P15" style:family="paragraph" style:parent-style-name="Text_20_body">
      <style:text-properties officeooo:rsid="00d92a9e" officeooo:paragraph-rsid="00d85b84"/>
    </style:style>
    <style:style style:name="P16" style:family="paragraph" style:parent-style-name="Text_20_body">
      <style:text-properties officeooo:rsid="00d92a9e" officeooo:paragraph-rsid="00d92a9e"/>
    </style:style>
    <style:style style:name="P17" style:family="paragraph" style:parent-style-name="Title">
      <style:text-properties officeooo:paragraph-rsid="00d85b84"/>
    </style:style>
    <style:style style:name="T1" style:family="text">
      <style:text-properties officeooo:rsid="001f0927"/>
    </style:style>
    <style:style style:name="T2" style:family="text">
      <style:text-properties officeooo:rsid="00262dce"/>
    </style:style>
    <style:style style:name="T3" style:family="text">
      <style:text-properties officeooo:rsid="002b4972"/>
    </style:style>
    <style:style style:name="T4" style:family="text">
      <style:text-properties officeooo:rsid="00d92a9e"/>
    </style:style>
    <style:style style:name="T5" style:family="text">
      <style:text-properties fo:font-size="20pt" officeooo:rsid="00d85b84" style:font-size-asian="20pt" style:font-size-complex="20pt"/>
    </style:style>
    <style:style style:name="T6" style:family="text">
      <style:text-properties fo:font-size="20pt" officeooo:rsid="00d92a9e" style:font-size-asian="20pt" style:font-size-complex="20pt"/>
    </style:style>
    <style:style style:name="T7" style:family="text">
      <style:text-properties fo:font-size="20pt" officeooo:rsid="00e1b2f8" style:font-size-asian="20pt" style:font-size-complex="20pt"/>
    </style:style>
    <style:style style:name="T8" style:family="text">
      <style:text-properties officeooo:rsid="00e1b2f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uildroot <text:span text:style-name="T2">A</text:span>ssociation</text:p>
      <text:p text:style-name="Standard"/>
      <text:p text:style-name="Standard"><text:span text:style-name="T1">21</text:span> <text:span text:style-name="T1">allée de Bréhat</text:span></text:p>
      <text:p text:style-name="P2">31770 Colomiers</text:p>
      <text:p text:style-name="P2">France</text:p>
      <text:p text:style-name="P2"/>
      <text:p text:style-name="P2">Web : http://www.buildroot.org</text:p>
      <text:p text:style-name="P2">Contact : <text:span text:style-name="T3">buildroot-association@buildroot.org</text:span></text:p>
      <text:p text:style-name="P4">Github: https://github.com/buildroot/buildroot-association</text:p>
      <text:p text:style-name="P3"/>
      <text:p text:style-name="P17"><text:span text:style-name="T5">Rapport financier </text:span><text:span text:style-name="T7">YYYY</text:span></text:p>
      <text:p text:style-name="P12"><text:bookmark-start text:name="__RefHeading___Toc836_2122965669"/>Introduction<text:bookmark-end text:name="__RefHeading___Toc836_2122965669"/></text:p>
      <text:p text:style-name="P13">Ce rapport couvre la période du 1er Janvier <text:span text:style-name="T8">YYYY</text:span> au 31 Décembre <text:span text:style-name="T8">YYYY</text:span>.</text:p>
      <text:p text:style-name="P13">Au 1er Janvier <text:span text:style-name="T8">YYYY</text:span>, l'association détient <text:span text:style-name="T8">xxx.xx</text:span>€.</text:p>
      <text:p text:style-name="P13">Au 3<text:span text:style-name="T4">1</text:span> Décembre <text:span text:style-name="T8">YYYY</text:span>, l'association détient <text:span text:style-name="T8">zzz.zz</text:span>€.</text:p>
      <text:p text:style-name="P12"><text:bookmark-start text:name="__RefHeading___Toc724_2122965669"/>Produits<text:bookmark-end text:name="__RefHeading___Toc724_2122965669"/></text:p>
      <table:table table:name="Produits" table:style-name="Produits">
        <table:table-column table:style-name="Produits.A"/>
        <table:table-column table:style-name="Produits.B" table:number-columns-repeated="2"/>
        <table:table-row>
          <table:table-cell table:style-name="Produits.A1" office:value-type="string">
            <text:p text:style-name="P5"/>
          </table:table-cell>
          <table:table-cell table:style-name="Produits.A1" office:value-type="string">
            <text:p text:style-name="P6"/>
          </table:table-cell>
          <table:table-cell table:style-name="Produits.C1" office:value-type="string">
            <text:p text:style-name="P6"/>
          </table:table-cell>
        </table:table-row>
        <table:table-row>
          <table:table-cell table:style-name="Produits.A2" office:value-type="string">
            <text:p text:style-name="P5"/>
          </table:table-cell>
          <table:table-cell table:style-name="Produits.A2" office:value-type="string">
            <text:p text:style-name="P6"/>
          </table:table-cell>
          <table:table-cell table:style-name="Produits.C2" office:value-type="string">
            <text:p text:style-name="P6"/>
          </table:table-cell>
        </table:table-row>
        <table:table-row>
          <table:table-cell table:style-name="Produits.A2" office:value-type="string">
            <text:p text:style-name="P5"/>
          </table:table-cell>
          <table:table-cell table:style-name="Produits.A2" office:value-type="string">
            <text:p text:style-name="P6"/>
          </table:table-cell>
          <table:table-cell table:style-name="Produits.C2" office:value-type="string">
            <text:p text:style-name="P6"/>
          </table:table-cell>
        </table:table-row>
        <table:table-row>
          <table:table-cell table:style-name="Produits.A2" office:value-type="string">
            <text:p text:style-name="P11"/>
          </table:table-cell>
          <table:table-cell table:style-name="Produits.A2" office:value-type="string">
            <text:p text:style-name="P6"/>
          </table:table-cell>
          <table:table-cell table:style-name="Produits.C2" office:value-type="string">
            <text:p text:style-name="P6"/>
          </table:table-cell>
        </table:table-row>
        <table:table-row>
          <table:table-cell table:style-name="Produits.A2" office:value-type="string">
            <text:p text:style-name="P7">Total</text:p>
          </table:table-cell>
          <table:table-cell table:style-name="Produits.A2" office:value-type="string">
            <text:p text:style-name="P8"/>
          </table:table-cell>
          <table:table-cell table:style-name="Produits.C2" office:value-type="string">
            <text:p text:style-name="P8">100%</text:p>
          </table:table-cell>
        </table:table-row>
      </table:table>
      <text:p text:style-name="P13">Note: <text:span text:style-name="T4">les pourcentages sont arrondis à la seconde décimale, ce qui peut entrainer des erreurs d'arrondis.</text:span></text:p>
      <text:p text:style-name="P12"><text:bookmark-start text:name="__RefHeading___Toc726_2122965669"/>Charges<text:bookmark-end text:name="__RefHeading___Toc726_2122965669"/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9"/>
          </table:table-cell>
          <table:table-cell table:style-name="Table1.A1" office:value-type="string">
            <text:p text:style-name="P10"/>
          </table:table-cell>
          <table:table-cell table:style-name="Table1.C1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7">Total</text:p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8">100%</text:p>
          </table:table-cell>
        </table:table-row>
      </table:table>
      <text:p text:style-name="P14">Note: <text:span text:style-name="T4">les pourcentages sont arrondis à la seconde décimale, ce qui peut entrainer des erreurs d'arrondis.</text:span></text:p>
      <text:p text:style-name="P12"><text:bookmark-start text:name="__RefHeading___Toc728_2122965669"/>Résutats<text:bookmark-end text:name="__RefHeading___Toc728_2122965669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Produits</text:p>
          </table:table-cell>
          <table:table-cell table:style-name="Table2.B1" office:value-type="string">
            <text:p text:style-name="P6"/>
          </table:table-cell>
        </table:table-row>
        <table:table-row>
          <table:table-cell table:style-name="Table2.A2" office:value-type="string">
            <text:p text:style-name="P9">Charges</text:p>
          </table:table-cell>
          <table:table-cell table:style-name="Table2.B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7">Total</text:p>
          </table:table-cell>
          <table:table-cell table:style-name="Table2.B2" office:value-type="string">
            <text:p text:style-name="P8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Bitstream Vera Sans" fo:font-size="12pt" fo:language="fr" fo:country="FR" style:font-name-asian="Bitstream Vera Sans2" style:font-size-asian="12pt" style:language-asian="fr" style:country-asian="FR" style:font-name-complex="Bitstream Vera Sans2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mm" fo:margin-bottom="2.12mm" loext:contextual-spacing="false" fo:text-align="justify" style:justify-single-word="false" style:writing-mode="page"/>
      <style:text-properties fo:font-size="11pt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Bitstream Vera Sans1" fo:font-family="'Bitstream Vera Sans'" style:font-family-generic="swiss" style:font-pitch="variable" fo:font-size="14pt" style:font-name-asian="Bitstream Vera Sans2" style:font-family-asian="'Bitstream Vera Sans'" style:font-family-generic-asian="system" style:font-pitch-asian="variable" style:font-size-asian="14pt" style:font-name-complex="Bitstream Vera Sans2" style:font-family-complex="'Bitstream Vera Sans'" style:font-family-generic-complex="system" style:font-pitch-complex="variable" style:font-size-complex="14pt"/>
    </style:style>
    <style:style style:name="List" style:family="paragraph" style:parent-style-name="Text_20_body" style:class="lis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Sujet_20_Ordre_20_du_20_Jour" style:display-name="Sujet Ordre du Jour" style:family="paragraph" style:parent-style-name="Text_20_body" style:next-style-name="Text_20_body" style:list-style-name="">
      <style:paragraph-properties fo:margin-top="4.99mm" fo:margin-bottom="2.12mm" loext:contextual-spacing="false" style:writing-mode="page"/>
      <style:text-properties fo:font-size="16pt" fo:font-weight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80.02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75.03m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9.93mm" fo:margin-right="0mm" fo:text-indent="0mm" style:auto-text-indent="false">
        <style:tab-stops>
          <style:tab-stop style:position="140.09m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35.1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dex_20_Link" style:display-name="Index Link" style:family="text"/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9mm" fo:text-indent="-4.99mm" fo:margin-left="4.99m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14.99mm" fo:margin-right="14.99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dc:title>Builroot Association bill template - fr</dc:title>
    <meta:creation-date>2012-09-29T02:53:16</meta:creation-date>
    <dc:date>2019-02-04T17:06:24.123164361</dc:date>
    <dc:language>fr-FR</dc:language>
    <meta:editing-cycles>45</meta:editing-cycles>
    <meta:editing-duration>PT7H49M52S</meta:editing-duration>
    <meta:document-statistic meta:table-count="3" meta:image-count="0" meta:object-count="0" meta:page-count="1" meta:paragraph-count="24" meta:word-count="90" meta:character-count="669" meta:non-whitespace-character-count="603"/>
    <meta:user-defined meta:name="Info 1"/>
    <meta:user-defined meta:name="Info 2"/>
    <meta:user-defined meta:name="Info 3"/>
    <meta:user-defined meta:name="Info 4"/>
    <meta:template xlink:type="simple" xlink:actuate="onRequest" xlink:title="Modele_de_facture_Toulibre" xlink:href="../../../.openoffice.org2/user/template/Modele_de_facture_Toulibre.ott" meta:date="2012-09-29T02:53:16"/>
  </office:meta>
</office:document-meta>
</file>